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504cm" svg:height="0.786cm" draw:transform="skewX (-0.000174532925199434) rotate (-1.55299396842455) translate (5.3566536771499cm 3.2769848091064cm)" svg:viewBox="0 0 4505 787" svg:d="M109 705c342 31 1224 71 1944 81 719 7 2046-32 2419-37 128 2-143-702-259-707-335-26-1058 103-1895 113s-1898-81-2253-155c-121-16-53 694 44 705z">
          <text:p/>
        </draw:path>
        <draw:path draw:style-name="gr1" draw:text-style-name="P1" draw:layer="layout" svg:width="0.902cm" svg:height="0.661cm" draw:transform="rotate (-2.15687788961459) translate (5.481624478732cm 3.316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244346095279196) rotate (-2.1556561591382) translate (5.5176403326167cm 7.4473561881003cm)" svg:viewBox="0 0 904 662" svg:d="M527 644c137-64 329-219 367-367 35-139-27-185-184-243-156-57-352-32-459-4-277 72-309 187-173 370 136 182 314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15:17:49.383000000</dc:date>
    <meta:editing-duration>PT2M54S</meta:editing-duration>
    <meta:editing-cycles>3</meta:editing-cycles>
    <meta:generator>LibreOffice/24.2.4.2$Windows_X86_64 LibreOffice_project/51a6219feb6075d9a4c46691dcfe0cd9c4fff3c2</meta:generator>
    <meta:document-statistic meta:object-count="3"/>
  </office:meta>
</office:document-meta>
</file>